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5"/>
          <table:table-cell office:value-type="float" office:value="601" calcext:value-type="float">
            <text:p>601</text:p>
          </table:table-cell>
          <table:table-cell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x=</text:p>
          </table:table-cell>
          <table:table-cell table:formula="of:=([.H12]*[.F13])/2000" office:value-type="float" office:value="180.6005" calcext:value-type="float">
            <text:p>180,60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z=</text:p>
          </table:table-cell>
          <table:table-cell table:formula="of:=([.H17]*[.F18])/[.F17]" office:value-type="float" office:value="90.601" calcext:value-type="float">
            <text:p>90,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2:24:58.514234708</meta:creation-date>
    <dc:date>2017-09-11T23:01:31.526808102</dc:date>
    <meta:editing-duration>PT26M22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